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8940000000000001in"/>
    </style:style>
    <style:style style:name="ta1co2" style:family="table-column">
      <style:table-column-properties fo:break-before="auto" style:column-width="1.480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549000000000000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480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549000000000000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/randomcore150_150_2.coom</text:p>
          </table:table-cell>
          <table:table-cell office:value-type="float" office:value="15.5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>
          <table:table-cell office:value-type="string">
            <text:p>./randomcore150_150_3.coom</text:p>
          </table:table-cell>
          <table:table-cell office:value-type="float" office:value="14.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4];[.$G4])" office:value-type="float"/>
          <table:table-cell table:formula="of:=MIN([.$C4];[.$H4])" office:value-type="float"/>
          <table:table-cell table:formula="of:=MIN([.$D4];[.$I4])" office:value-type="float"/>
          <table:table-cell table:formula="of:=MIN([.$E4];[.$J4])" office:value-type="float"/>
          <table:table-cell table:formula="of:=MIN([.$F4];[.$K4])" office:value-type="float"/>
          <table:table-cell table:formula="of:=MEDIAN([.$B4];[.$G4])" office:value-type="float"/>
          <table:table-cell table:formula="of:=MEDIAN([.$C4];[.$H4])" office:value-type="float"/>
          <table:table-cell table:formula="of:=MEDIAN([.$D4];[.$I4])" office:value-type="float"/>
          <table:table-cell table:formula="of:=MEDIAN([.$E4];[.$J4])" office:value-type="float"/>
          <table:table-cell table:formula="of:=MEDIAN([.$F4];[.$K4])" office:value-type="float"/>
          <table:table-cell table:formula="of:=MAX([.$B4];[.$G4])" office:value-type="float"/>
          <table:table-cell table:formula="of:=MAX([.$C4];[.$H4])" office:value-type="float"/>
          <table:table-cell table:formula="of:=MAX([.$D4];[.$I4])" office:value-type="float"/>
          <table:table-cell table:formula="of:=MAX([.$E4];[.$J4])" office:value-type="float"/>
          <table:table-cell table:formula="of:=MAX([.$F4];[.$K4])" office:value-type="float"/>
        </table:table-row>
        <table:table-row table:style-name="ro1">
          <table:table-cell office:value-type="string">
            <text:p>./randomcore150_150_4.coom</text:p>
          </table:table-cell>
          <table:table-cell office:value-type="float" office:value="13.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5];[.$G5])" office:value-type="float"/>
          <table:table-cell table:formula="of:=MIN([.$C5];[.$H5])" office:value-type="float"/>
          <table:table-cell table:formula="of:=MIN([.$D5];[.$I5])" office:value-type="float"/>
          <table:table-cell table:formula="of:=MIN([.$E5];[.$J5])" office:value-type="float"/>
          <table:table-cell table:formula="of:=MIN([.$F5];[.$K5])" office:value-type="float"/>
          <table:table-cell table:formula="of:=MEDIAN([.$B5];[.$G5])" office:value-type="float"/>
          <table:table-cell table:formula="of:=MEDIAN([.$C5];[.$H5])" office:value-type="float"/>
          <table:table-cell table:formula="of:=MEDIAN([.$D5];[.$I5])" office:value-type="float"/>
          <table:table-cell table:formula="of:=MEDIAN([.$E5];[.$J5])" office:value-type="float"/>
          <table:table-cell table:formula="of:=MEDIAN([.$F5];[.$K5])" office:value-type="float"/>
          <table:table-cell table:formula="of:=MAX([.$B5];[.$G5])" office:value-type="float"/>
          <table:table-cell table:formula="of:=MAX([.$C5];[.$H5])" office:value-type="float"/>
          <table:table-cell table:formula="of:=MAX([.$D5];[.$I5])" office:value-type="float"/>
          <table:table-cell table:formula="of:=MAX([.$E5];[.$J5])" office:value-type="float"/>
          <table:table-cell table:formula="of:=MAX([.$F5];[.$K5])" office:value-type="float"/>
        </table:table-row>
        <table:table-row table:style-name="ro1">
          <table:table-cell office:value-type="string">
            <text:p>./randomcore150_250_2.coom</text:p>
          </table:table-cell>
          <table:table-cell office:value-type="float" office:value="22.5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6];[.$G6])" office:value-type="float"/>
          <table:table-cell table:formula="of:=MIN([.$C6];[.$H6])" office:value-type="float"/>
          <table:table-cell table:formula="of:=MIN([.$D6];[.$I6])" office:value-type="float"/>
          <table:table-cell table:formula="of:=MIN([.$E6];[.$J6])" office:value-type="float"/>
          <table:table-cell table:formula="of:=MIN([.$F6];[.$K6])" office:value-type="float"/>
          <table:table-cell table:formula="of:=MEDIAN([.$B6];[.$G6])" office:value-type="float"/>
          <table:table-cell table:formula="of:=MEDIAN([.$C6];[.$H6])" office:value-type="float"/>
          <table:table-cell table:formula="of:=MEDIAN([.$D6];[.$I6])" office:value-type="float"/>
          <table:table-cell table:formula="of:=MEDIAN([.$E6];[.$J6])" office:value-type="float"/>
          <table:table-cell table:formula="of:=MEDIAN([.$F6];[.$K6])" office:value-type="float"/>
          <table:table-cell table:formula="of:=MAX([.$B6];[.$G6])" office:value-type="float"/>
          <table:table-cell table:formula="of:=MAX([.$C6];[.$H6])" office:value-type="float"/>
          <table:table-cell table:formula="of:=MAX([.$D6];[.$I6])" office:value-type="float"/>
          <table:table-cell table:formula="of:=MAX([.$E6];[.$J6])" office:value-type="float"/>
          <table:table-cell table:formula="of:=MAX([.$F6];[.$K6])" office:value-type="float"/>
        </table:table-row>
        <table:table-row table:style-name="ro1">
          <table:table-cell office:value-type="string">
            <text:p>./randomcore150_250_3.coom</text:p>
          </table:table-cell>
          <table:table-cell office:value-type="float" office:value="22.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7];[.$G7])" office:value-type="float"/>
          <table:table-cell table:formula="of:=MIN([.$C7];[.$H7])" office:value-type="float"/>
          <table:table-cell table:formula="of:=MIN([.$D7];[.$I7])" office:value-type="float"/>
          <table:table-cell table:formula="of:=MIN([.$E7];[.$J7])" office:value-type="float"/>
          <table:table-cell table:formula="of:=MIN([.$F7];[.$K7])" office:value-type="float"/>
          <table:table-cell table:formula="of:=MEDIAN([.$B7];[.$G7])" office:value-type="float"/>
          <table:table-cell table:formula="of:=MEDIAN([.$C7];[.$H7])" office:value-type="float"/>
          <table:table-cell table:formula="of:=MEDIAN([.$D7];[.$I7])" office:value-type="float"/>
          <table:table-cell table:formula="of:=MEDIAN([.$E7];[.$J7])" office:value-type="float"/>
          <table:table-cell table:formula="of:=MEDIAN([.$F7];[.$K7])" office:value-type="float"/>
          <table:table-cell table:formula="of:=MAX([.$B7];[.$G7])" office:value-type="float"/>
          <table:table-cell table:formula="of:=MAX([.$C7];[.$H7])" office:value-type="float"/>
          <table:table-cell table:formula="of:=MAX([.$D7];[.$I7])" office:value-type="float"/>
          <table:table-cell table:formula="of:=MAX([.$E7];[.$J7])" office:value-type="float"/>
          <table:table-cell table:formula="of:=MAX([.$F7];[.$K7])" office:value-type="float"/>
        </table:table-row>
        <table:table-row table:style-name="ro1">
          <table:table-cell office:value-type="string">
            <text:p>./randomcore150_250_4.coom</text:p>
          </table:table-cell>
          <table:table-cell office:value-type="float" office:value="22.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8];[.$G8])" office:value-type="float"/>
          <table:table-cell table:formula="of:=MIN([.$C8];[.$H8])" office:value-type="float"/>
          <table:table-cell table:formula="of:=MIN([.$D8];[.$I8])" office:value-type="float"/>
          <table:table-cell table:formula="of:=MIN([.$E8];[.$J8])" office:value-type="float"/>
          <table:table-cell table:formula="of:=MIN([.$F8];[.$K8])" office:value-type="float"/>
          <table:table-cell table:formula="of:=MEDIAN([.$B8];[.$G8])" office:value-type="float"/>
          <table:table-cell table:formula="of:=MEDIAN([.$C8];[.$H8])" office:value-type="float"/>
          <table:table-cell table:formula="of:=MEDIAN([.$D8];[.$I8])" office:value-type="float"/>
          <table:table-cell table:formula="of:=MEDIAN([.$E8];[.$J8])" office:value-type="float"/>
          <table:table-cell table:formula="of:=MEDIAN([.$F8];[.$K8])" office:value-type="float"/>
          <table:table-cell table:formula="of:=MAX([.$B8];[.$G8])" office:value-type="float"/>
          <table:table-cell table:formula="of:=MAX([.$C8];[.$H8])" office:value-type="float"/>
          <table:table-cell table:formula="of:=MAX([.$D8];[.$I8])" office:value-type="float"/>
          <table:table-cell table:formula="of:=MAX([.$E8];[.$J8])" office:value-type="float"/>
          <table:table-cell table:formula="of:=MAX([.$F8];[.$K8])" office:value-type="float"/>
        </table:table-row>
        <table:table-row table:style-name="ro1">
          <table:table-cell office:value-type="string">
            <text:p>./randomcore150_50_2.coom</text:p>
          </table:table-cell>
          <table:table-cell office:value-type="float" office:value="7.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9];[.$G9])" office:value-type="float"/>
          <table:table-cell table:formula="of:=MIN([.$C9];[.$H9])" office:value-type="float"/>
          <table:table-cell table:formula="of:=MIN([.$D9];[.$I9])" office:value-type="float"/>
          <table:table-cell table:formula="of:=MIN([.$E9];[.$J9])" office:value-type="float"/>
          <table:table-cell table:formula="of:=MIN([.$F9];[.$K9])" office:value-type="float"/>
          <table:table-cell table:formula="of:=MEDIAN([.$B9];[.$G9])" office:value-type="float"/>
          <table:table-cell table:formula="of:=MEDIAN([.$C9];[.$H9])" office:value-type="float"/>
          <table:table-cell table:formula="of:=MEDIAN([.$D9];[.$I9])" office:value-type="float"/>
          <table:table-cell table:formula="of:=MEDIAN([.$E9];[.$J9])" office:value-type="float"/>
          <table:table-cell table:formula="of:=MEDIAN([.$F9];[.$K9])" office:value-type="float"/>
          <table:table-cell table:formula="of:=MAX([.$B9];[.$G9])" office:value-type="float"/>
          <table:table-cell table:formula="of:=MAX([.$C9];[.$H9])" office:value-type="float"/>
          <table:table-cell table:formula="of:=MAX([.$D9];[.$I9])" office:value-type="float"/>
          <table:table-cell table:formula="of:=MAX([.$E9];[.$J9])" office:value-type="float"/>
          <table:table-cell table:formula="of:=MAX([.$F9];[.$K9])" office:value-type="float"/>
        </table:table-row>
        <table:table-row table:style-name="ro1">
          <table:table-cell office:value-type="string">
            <text:p>./randomcore150_50_3.coom</text:p>
          </table:table-cell>
          <table:table-cell office:value-type="float" office:value="6.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0];[.$G10])" office:value-type="float"/>
          <table:table-cell table:formula="of:=MIN([.$C10];[.$H10])" office:value-type="float"/>
          <table:table-cell table:formula="of:=MIN([.$D10];[.$I10])" office:value-type="float"/>
          <table:table-cell table:formula="of:=MIN([.$E10];[.$J10])" office:value-type="float"/>
          <table:table-cell table:formula="of:=MIN([.$F10];[.$K10])" office:value-type="float"/>
          <table:table-cell table:formula="of:=MEDIAN([.$B10];[.$G10])" office:value-type="float"/>
          <table:table-cell table:formula="of:=MEDIAN([.$C10];[.$H10])" office:value-type="float"/>
          <table:table-cell table:formula="of:=MEDIAN([.$D10];[.$I10])" office:value-type="float"/>
          <table:table-cell table:formula="of:=MEDIAN([.$E10];[.$J10])" office:value-type="float"/>
          <table:table-cell table:formula="of:=MEDIAN([.$F10];[.$K10])" office:value-type="float"/>
          <table:table-cell table:formula="of:=MAX([.$B10];[.$G10])" office:value-type="float"/>
          <table:table-cell table:formula="of:=MAX([.$C10];[.$H10])" office:value-type="float"/>
          <table:table-cell table:formula="of:=MAX([.$D10];[.$I10])" office:value-type="float"/>
          <table:table-cell table:formula="of:=MAX([.$E10];[.$J10])" office:value-type="float"/>
          <table:table-cell table:formula="of:=MAX([.$F10];[.$K10])" office:value-type="float"/>
        </table:table-row>
        <table:table-row table:style-name="ro1">
          <table:table-cell office:value-type="string">
            <text:p>./randomcore150_50_4.coom</text:p>
          </table:table-cell>
          <table:table-cell office:value-type="float" office:value="6.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1];[.$G11])" office:value-type="float"/>
          <table:table-cell table:formula="of:=MIN([.$C11];[.$H11])" office:value-type="float"/>
          <table:table-cell table:formula="of:=MIN([.$D11];[.$I11])" office:value-type="float"/>
          <table:table-cell table:formula="of:=MIN([.$E11];[.$J11])" office:value-type="float"/>
          <table:table-cell table:formula="of:=MIN([.$F11];[.$K11])" office:value-type="float"/>
          <table:table-cell table:formula="of:=MEDIAN([.$B11];[.$G11])" office:value-type="float"/>
          <table:table-cell table:formula="of:=MEDIAN([.$C11];[.$H11])" office:value-type="float"/>
          <table:table-cell table:formula="of:=MEDIAN([.$D11];[.$I11])" office:value-type="float"/>
          <table:table-cell table:formula="of:=MEDIAN([.$E11];[.$J11])" office:value-type="float"/>
          <table:table-cell table:formula="of:=MEDIAN([.$F11];[.$K11])" office:value-type="float"/>
          <table:table-cell table:formula="of:=MAX([.$B11];[.$G11])" office:value-type="float"/>
          <table:table-cell table:formula="of:=MAX([.$C11];[.$H11])" office:value-type="float"/>
          <table:table-cell table:formula="of:=MAX([.$D11];[.$I11])" office:value-type="float"/>
          <table:table-cell table:formula="of:=MAX([.$E11];[.$J11])" office:value-type="float"/>
          <table:table-cell table:formula="of:=MAX([.$F11];[.$K11])" office:value-type="float"/>
        </table:table-row>
        <table:table-row table:style-name="ro1">
          <table:table-cell office:value-type="string">
            <text:p>./randomcore250_150_2.coom</text:p>
          </table:table-cell>
          <table:table-cell office:value-type="float" office:value="22.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2];[.$G12])" office:value-type="float"/>
          <table:table-cell table:formula="of:=MIN([.$C12];[.$H12])" office:value-type="float"/>
          <table:table-cell table:formula="of:=MIN([.$D12];[.$I12])" office:value-type="float"/>
          <table:table-cell table:formula="of:=MIN([.$E12];[.$J12])" office:value-type="float"/>
          <table:table-cell table:formula="of:=MIN([.$F12];[.$K12])" office:value-type="float"/>
          <table:table-cell table:formula="of:=MEDIAN([.$B12];[.$G12])" office:value-type="float"/>
          <table:table-cell table:formula="of:=MEDIAN([.$C12];[.$H12])" office:value-type="float"/>
          <table:table-cell table:formula="of:=MEDIAN([.$D12];[.$I12])" office:value-type="float"/>
          <table:table-cell table:formula="of:=MEDIAN([.$E12];[.$J12])" office:value-type="float"/>
          <table:table-cell table:formula="of:=MEDIAN([.$F12];[.$K12])" office:value-type="float"/>
          <table:table-cell table:formula="of:=MAX([.$B12];[.$G12])" office:value-type="float"/>
          <table:table-cell table:formula="of:=MAX([.$C12];[.$H12])" office:value-type="float"/>
          <table:table-cell table:formula="of:=MAX([.$D12];[.$I12])" office:value-type="float"/>
          <table:table-cell table:formula="of:=MAX([.$E12];[.$J12])" office:value-type="float"/>
          <table:table-cell table:formula="of:=MAX([.$F12];[.$K12])" office:value-type="float"/>
        </table:table-row>
        <table:table-row table:style-name="ro1">
          <table:table-cell office:value-type="string">
            <text:p>./randomcore250_150_3.coom</text:p>
          </table:table-cell>
          <table:table-cell office:value-type="float" office:value="22.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3];[.$G13])" office:value-type="float"/>
          <table:table-cell table:formula="of:=MIN([.$C13];[.$H13])" office:value-type="float"/>
          <table:table-cell table:formula="of:=MIN([.$D13];[.$I13])" office:value-type="float"/>
          <table:table-cell table:formula="of:=MIN([.$E13];[.$J13])" office:value-type="float"/>
          <table:table-cell table:formula="of:=MIN([.$F13];[.$K13])" office:value-type="float"/>
          <table:table-cell table:formula="of:=MEDIAN([.$B13];[.$G13])" office:value-type="float"/>
          <table:table-cell table:formula="of:=MEDIAN([.$C13];[.$H13])" office:value-type="float"/>
          <table:table-cell table:formula="of:=MEDIAN([.$D13];[.$I13])" office:value-type="float"/>
          <table:table-cell table:formula="of:=MEDIAN([.$E13];[.$J13])" office:value-type="float"/>
          <table:table-cell table:formula="of:=MEDIAN([.$F13];[.$K13])" office:value-type="float"/>
          <table:table-cell table:formula="of:=MAX([.$B13];[.$G13])" office:value-type="float"/>
          <table:table-cell table:formula="of:=MAX([.$C13];[.$H13])" office:value-type="float"/>
          <table:table-cell table:formula="of:=MAX([.$D13];[.$I13])" office:value-type="float"/>
          <table:table-cell table:formula="of:=MAX([.$E13];[.$J13])" office:value-type="float"/>
          <table:table-cell table:formula="of:=MAX([.$F13];[.$K13])" office:value-type="float"/>
        </table:table-row>
        <table:table-row table:style-name="ro1">
          <table:table-cell office:value-type="string">
            <text:p>./randomcore250_150_4.coom</text:p>
          </table:table-cell>
          <table:table-cell office:value-type="float" office:value="21.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4];[.$G14])" office:value-type="float"/>
          <table:table-cell table:formula="of:=MIN([.$C14];[.$H14])" office:value-type="float"/>
          <table:table-cell table:formula="of:=MIN([.$D14];[.$I14])" office:value-type="float"/>
          <table:table-cell table:formula="of:=MIN([.$E14];[.$J14])" office:value-type="float"/>
          <table:table-cell table:formula="of:=MIN([.$F14];[.$K14])" office:value-type="float"/>
          <table:table-cell table:formula="of:=MEDIAN([.$B14];[.$G14])" office:value-type="float"/>
          <table:table-cell table:formula="of:=MEDIAN([.$C14];[.$H14])" office:value-type="float"/>
          <table:table-cell table:formula="of:=MEDIAN([.$D14];[.$I14])" office:value-type="float"/>
          <table:table-cell table:formula="of:=MEDIAN([.$E14];[.$J14])" office:value-type="float"/>
          <table:table-cell table:formula="of:=MEDIAN([.$F14];[.$K14])" office:value-type="float"/>
          <table:table-cell table:formula="of:=MAX([.$B14];[.$G14])" office:value-type="float"/>
          <table:table-cell table:formula="of:=MAX([.$C14];[.$H14])" office:value-type="float"/>
          <table:table-cell table:formula="of:=MAX([.$D14];[.$I14])" office:value-type="float"/>
          <table:table-cell table:formula="of:=MAX([.$E14];[.$J14])" office:value-type="float"/>
          <table:table-cell table:formula="of:=MAX([.$F14];[.$K14])" office:value-type="float"/>
        </table:table-row>
        <table:table-row table:style-name="ro1">
          <table:table-cell office:value-type="string">
            <text:p>./randomcore250_250_2.coom</text:p>
          </table:table-cell>
          <table:table-cell office:value-type="float" office:value="39.5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5];[.$G15])" office:value-type="float"/>
          <table:table-cell table:formula="of:=MIN([.$C15];[.$H15])" office:value-type="float"/>
          <table:table-cell table:formula="of:=MIN([.$D15];[.$I15])" office:value-type="float"/>
          <table:table-cell table:formula="of:=MIN([.$E15];[.$J15])" office:value-type="float"/>
          <table:table-cell table:formula="of:=MIN([.$F15];[.$K15])" office:value-type="float"/>
          <table:table-cell table:formula="of:=MEDIAN([.$B15];[.$G15])" office:value-type="float"/>
          <table:table-cell table:formula="of:=MEDIAN([.$C15];[.$H15])" office:value-type="float"/>
          <table:table-cell table:formula="of:=MEDIAN([.$D15];[.$I15])" office:value-type="float"/>
          <table:table-cell table:formula="of:=MEDIAN([.$E15];[.$J15])" office:value-type="float"/>
          <table:table-cell table:formula="of:=MEDIAN([.$F15];[.$K15])" office:value-type="float"/>
          <table:table-cell table:formula="of:=MAX([.$B15];[.$G15])" office:value-type="float"/>
          <table:table-cell table:formula="of:=MAX([.$C15];[.$H15])" office:value-type="float"/>
          <table:table-cell table:formula="of:=MAX([.$D15];[.$I15])" office:value-type="float"/>
          <table:table-cell table:formula="of:=MAX([.$E15];[.$J15])" office:value-type="float"/>
          <table:table-cell table:formula="of:=MAX([.$F15];[.$K15])" office:value-type="float"/>
        </table:table-row>
        <table:table-row table:style-name="ro1">
          <table:table-cell office:value-type="string">
            <text:p>./randomcore250_250_3.coom</text:p>
          </table:table-cell>
          <table:table-cell office:value-type="float" office:value="37.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6];[.$G16])" office:value-type="float"/>
          <table:table-cell table:formula="of:=MIN([.$C16];[.$H16])" office:value-type="float"/>
          <table:table-cell table:formula="of:=MIN([.$D16];[.$I16])" office:value-type="float"/>
          <table:table-cell table:formula="of:=MIN([.$E16];[.$J16])" office:value-type="float"/>
          <table:table-cell table:formula="of:=MIN([.$F16];[.$K16])" office:value-type="float"/>
          <table:table-cell table:formula="of:=MEDIAN([.$B16];[.$G16])" office:value-type="float"/>
          <table:table-cell table:formula="of:=MEDIAN([.$C16];[.$H16])" office:value-type="float"/>
          <table:table-cell table:formula="of:=MEDIAN([.$D16];[.$I16])" office:value-type="float"/>
          <table:table-cell table:formula="of:=MEDIAN([.$E16];[.$J16])" office:value-type="float"/>
          <table:table-cell table:formula="of:=MEDIAN([.$F16];[.$K16])" office:value-type="float"/>
          <table:table-cell table:formula="of:=MAX([.$B16];[.$G16])" office:value-type="float"/>
          <table:table-cell table:formula="of:=MAX([.$C16];[.$H16])" office:value-type="float"/>
          <table:table-cell table:formula="of:=MAX([.$D16];[.$I16])" office:value-type="float"/>
          <table:table-cell table:formula="of:=MAX([.$E16];[.$J16])" office:value-type="float"/>
          <table:table-cell table:formula="of:=MAX([.$F16];[.$K16])" office:value-type="float"/>
        </table:table-row>
        <table:table-row table:style-name="ro1">
          <table:table-cell office:value-type="string">
            <text:p>./randomcore250_250_4.coom</text:p>
          </table:table-cell>
          <table:table-cell office:value-type="float" office:value="34.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7];[.$G17])" office:value-type="float"/>
          <table:table-cell table:formula="of:=MIN([.$C17];[.$H17])" office:value-type="float"/>
          <table:table-cell table:formula="of:=MIN([.$D17];[.$I17])" office:value-type="float"/>
          <table:table-cell table:formula="of:=MIN([.$E17];[.$J17])" office:value-type="float"/>
          <table:table-cell table:formula="of:=MIN([.$F17];[.$K17])" office:value-type="float"/>
          <table:table-cell table:formula="of:=MEDIAN([.$B17];[.$G17])" office:value-type="float"/>
          <table:table-cell table:formula="of:=MEDIAN([.$C17];[.$H17])" office:value-type="float"/>
          <table:table-cell table:formula="of:=MEDIAN([.$D17];[.$I17])" office:value-type="float"/>
          <table:table-cell table:formula="of:=MEDIAN([.$E17];[.$J17])" office:value-type="float"/>
          <table:table-cell table:formula="of:=MEDIAN([.$F17];[.$K17])" office:value-type="float"/>
          <table:table-cell table:formula="of:=MAX([.$B17];[.$G17])" office:value-type="float"/>
          <table:table-cell table:formula="of:=MAX([.$C17];[.$H17])" office:value-type="float"/>
          <table:table-cell table:formula="of:=MAX([.$D17];[.$I17])" office:value-type="float"/>
          <table:table-cell table:formula="of:=MAX([.$E17];[.$J17])" office:value-type="float"/>
          <table:table-cell table:formula="of:=MAX([.$F17];[.$K17])" office:value-type="float"/>
        </table:table-row>
        <table:table-row table:style-name="ro1">
          <table:table-cell office:value-type="string">
            <text:p>./randomcore250_50_2.coom</text:p>
          </table:table-cell>
          <table:table-cell office:value-type="float" office:value="9.8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8];[.$G18])" office:value-type="float"/>
          <table:table-cell table:formula="of:=MIN([.$C18];[.$H18])" office:value-type="float"/>
          <table:table-cell table:formula="of:=MIN([.$D18];[.$I18])" office:value-type="float"/>
          <table:table-cell table:formula="of:=MIN([.$E18];[.$J18])" office:value-type="float"/>
          <table:table-cell table:formula="of:=MIN([.$F18];[.$K18])" office:value-type="float"/>
          <table:table-cell table:formula="of:=MEDIAN([.$B18];[.$G18])" office:value-type="float"/>
          <table:table-cell table:formula="of:=MEDIAN([.$C18];[.$H18])" office:value-type="float"/>
          <table:table-cell table:formula="of:=MEDIAN([.$D18];[.$I18])" office:value-type="float"/>
          <table:table-cell table:formula="of:=MEDIAN([.$E18];[.$J18])" office:value-type="float"/>
          <table:table-cell table:formula="of:=MEDIAN([.$F18];[.$K18])" office:value-type="float"/>
          <table:table-cell table:formula="of:=MAX([.$B18];[.$G18])" office:value-type="float"/>
          <table:table-cell table:formula="of:=MAX([.$C18];[.$H18])" office:value-type="float"/>
          <table:table-cell table:formula="of:=MAX([.$D18];[.$I18])" office:value-type="float"/>
          <table:table-cell table:formula="of:=MAX([.$E18];[.$J18])" office:value-type="float"/>
          <table:table-cell table:formula="of:=MAX([.$F18];[.$K18])" office:value-type="float"/>
        </table:table-row>
        <table:table-row table:style-name="ro1">
          <table:table-cell office:value-type="string">
            <text:p>./randomcore250_50_3.coom</text:p>
          </table:table-cell>
          <table:table-cell office:value-type="float" office:value="8.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9];[.$G19])" office:value-type="float"/>
          <table:table-cell table:formula="of:=MIN([.$C19];[.$H19])" office:value-type="float"/>
          <table:table-cell table:formula="of:=MIN([.$D19];[.$I19])" office:value-type="float"/>
          <table:table-cell table:formula="of:=MIN([.$E19];[.$J19])" office:value-type="float"/>
          <table:table-cell table:formula="of:=MIN([.$F19];[.$K19])" office:value-type="float"/>
          <table:table-cell table:formula="of:=MEDIAN([.$B19];[.$G19])" office:value-type="float"/>
          <table:table-cell table:formula="of:=MEDIAN([.$C19];[.$H19])" office:value-type="float"/>
          <table:table-cell table:formula="of:=MEDIAN([.$D19];[.$I19])" office:value-type="float"/>
          <table:table-cell table:formula="of:=MEDIAN([.$E19];[.$J19])" office:value-type="float"/>
          <table:table-cell table:formula="of:=MEDIAN([.$F19];[.$K19])" office:value-type="float"/>
          <table:table-cell table:formula="of:=MAX([.$B19];[.$G19])" office:value-type="float"/>
          <table:table-cell table:formula="of:=MAX([.$C19];[.$H19])" office:value-type="float"/>
          <table:table-cell table:formula="of:=MAX([.$D19];[.$I19])" office:value-type="float"/>
          <table:table-cell table:formula="of:=MAX([.$E19];[.$J19])" office:value-type="float"/>
          <table:table-cell table:formula="of:=MAX([.$F19];[.$K19])" office:value-type="float"/>
        </table:table-row>
        <table:table-row table:style-name="ro1">
          <table:table-cell office:value-type="string">
            <text:p>./randomcore250_50_4.coom</text:p>
          </table:table-cell>
          <table:table-cell office:value-type="float" office:value="8.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20];[.$G20])" office:value-type="float"/>
          <table:table-cell table:formula="of:=MIN([.$C20];[.$H20])" office:value-type="float"/>
          <table:table-cell table:formula="of:=MIN([.$D20];[.$I20])" office:value-type="float"/>
          <table:table-cell table:formula="of:=MIN([.$E20];[.$J20])" office:value-type="float"/>
          <table:table-cell table:formula="of:=MIN([.$F20];[.$K20])" office:value-type="float"/>
          <table:table-cell table:formula="of:=MEDIAN([.$B20];[.$G20])" office:value-type="float"/>
          <table:table-cell table:formula="of:=MEDIAN([.$C20];[.$H20])" office:value-type="float"/>
          <table:table-cell table:formula="of:=MEDIAN([.$D20];[.$I20])" office:value-type="float"/>
          <table:table-cell table:formula="of:=MEDIAN([.$E20];[.$J20])" office:value-type="float"/>
          <table:table-cell table:formula="of:=MEDIAN([.$F20];[.$K20])" office:value-type="float"/>
          <table:table-cell table:formula="of:=MAX([.$B20];[.$G20])" office:value-type="float"/>
          <table:table-cell table:formula="of:=MAX([.$C20];[.$H20])" office:value-type="float"/>
          <table:table-cell table:formula="of:=MAX([.$D20];[.$I20])" office:value-type="float"/>
          <table:table-cell table:formula="of:=MAX([.$E20];[.$J20])" office:value-type="float"/>
          <table:table-cell table:formula="of:=MAX([.$F20];[.$K20])" office:value-type="float"/>
        </table:table-row>
        <table:table-row table:style-name="ro1">
          <table:table-cell office:value-type="string">
            <text:p>./randomcore50_150_2.coom</text:p>
          </table:table-cell>
          <table:table-cell office:value-type="float" office:value="7.3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21];[.$G21])" office:value-type="float"/>
          <table:table-cell table:formula="of:=MIN([.$C21];[.$H21])" office:value-type="float"/>
          <table:table-cell table:formula="of:=MIN([.$D21];[.$I21])" office:value-type="float"/>
          <table:table-cell table:formula="of:=MIN([.$E21];[.$J21])" office:value-type="float"/>
          <table:table-cell table:formula="of:=MIN([.$F21];[.$K21])" office:value-type="float"/>
          <table:table-cell table:formula="of:=MEDIAN([.$B21];[.$G21])" office:value-type="float"/>
          <table:table-cell table:formula="of:=MEDIAN([.$C21];[.$H21])" office:value-type="float"/>
          <table:table-cell table:formula="of:=MEDIAN([.$D21];[.$I21])" office:value-type="float"/>
          <table:table-cell table:formula="of:=MEDIAN([.$E21];[.$J21])" office:value-type="float"/>
          <table:table-cell table:formula="of:=MEDIAN([.$F21];[.$K21])" office:value-type="float"/>
          <table:table-cell table:formula="of:=MAX([.$B21];[.$G21])" office:value-type="float"/>
          <table:table-cell table:formula="of:=MAX([.$C21];[.$H21])" office:value-type="float"/>
          <table:table-cell table:formula="of:=MAX([.$D21];[.$I21])" office:value-type="float"/>
          <table:table-cell table:formula="of:=MAX([.$E21];[.$J21])" office:value-type="float"/>
          <table:table-cell table:formula="of:=MAX([.$F21];[.$K21])" office:value-type="float"/>
        </table:table-row>
        <table:table-row table:style-name="ro1">
          <table:table-cell office:value-type="string">
            <text:p>./randomcore50_150_3.coom</text:p>
          </table:table-cell>
          <table:table-cell office:value-type="float" office:value="6.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22];[.$G22])" office:value-type="float"/>
          <table:table-cell table:formula="of:=MIN([.$C22];[.$H22])" office:value-type="float"/>
          <table:table-cell table:formula="of:=MIN([.$D22];[.$I22])" office:value-type="float"/>
          <table:table-cell table:formula="of:=MIN([.$E22];[.$J22])" office:value-type="float"/>
          <table:table-cell table:formula="of:=MIN([.$F22];[.$K22])" office:value-type="float"/>
          <table:table-cell table:formula="of:=MEDIAN([.$B22];[.$G22])" office:value-type="float"/>
          <table:table-cell table:formula="of:=MEDIAN([.$C22];[.$H22])" office:value-type="float"/>
          <table:table-cell table:formula="of:=MEDIAN([.$D22];[.$I22])" office:value-type="float"/>
          <table:table-cell table:formula="of:=MEDIAN([.$E22];[.$J22])" office:value-type="float"/>
          <table:table-cell table:formula="of:=MEDIAN([.$F22];[.$K22])" office:value-type="float"/>
          <table:table-cell table:formula="of:=MAX([.$B22];[.$G22])" office:value-type="float"/>
          <table:table-cell table:formula="of:=MAX([.$C22];[.$H22])" office:value-type="float"/>
          <table:table-cell table:formula="of:=MAX([.$D22];[.$I22])" office:value-type="float"/>
          <table:table-cell table:formula="of:=MAX([.$E22];[.$J22])" office:value-type="float"/>
          <table:table-cell table:formula="of:=MAX([.$F22];[.$K22])" office:value-type="float"/>
        </table:table-row>
        <table:table-row table:style-name="ro1">
          <table:table-cell office:value-type="string">
            <text:p>./randomcore50_150_4.coom</text:p>
          </table:table-cell>
          <table:table-cell office:value-type="float" office:value="6.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23];[.$G23])" office:value-type="float"/>
          <table:table-cell table:formula="of:=MIN([.$C23];[.$H23])" office:value-type="float"/>
          <table:table-cell table:formula="of:=MIN([.$D23];[.$I23])" office:value-type="float"/>
          <table:table-cell table:formula="of:=MIN([.$E23];[.$J23])" office:value-type="float"/>
          <table:table-cell table:formula="of:=MIN([.$F23];[.$K23])" office:value-type="float"/>
          <table:table-cell table:formula="of:=MEDIAN([.$B23];[.$G23])" office:value-type="float"/>
          <table:table-cell table:formula="of:=MEDIAN([.$C23];[.$H23])" office:value-type="float"/>
          <table:table-cell table:formula="of:=MEDIAN([.$D23];[.$I23])" office:value-type="float"/>
          <table:table-cell table:formula="of:=MEDIAN([.$E23];[.$J23])" office:value-type="float"/>
          <table:table-cell table:formula="of:=MEDIAN([.$F23];[.$K23])" office:value-type="float"/>
          <table:table-cell table:formula="of:=MAX([.$B23];[.$G23])" office:value-type="float"/>
          <table:table-cell table:formula="of:=MAX([.$C23];[.$H23])" office:value-type="float"/>
          <table:table-cell table:formula="of:=MAX([.$D23];[.$I23])" office:value-type="float"/>
          <table:table-cell table:formula="of:=MAX([.$E23];[.$J23])" office:value-type="float"/>
          <table:table-cell table:formula="of:=MAX([.$F23];[.$K23])" office:value-type="float"/>
        </table:table-row>
        <table:table-row table:style-name="ro1">
          <table:table-cell office:value-type="string">
            <text:p>./randomcore50_250_2.coom</text:p>
          </table:table-cell>
          <table:table-cell office:value-type="float" office:value="9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24];[.$G24])" office:value-type="float"/>
          <table:table-cell table:formula="of:=MIN([.$C24];[.$H24])" office:value-type="float"/>
          <table:table-cell table:formula="of:=MIN([.$D24];[.$I24])" office:value-type="float"/>
          <table:table-cell table:formula="of:=MIN([.$E24];[.$J24])" office:value-type="float"/>
          <table:table-cell table:formula="of:=MIN([.$F24];[.$K24])" office:value-type="float"/>
          <table:table-cell table:formula="of:=MEDIAN([.$B24];[.$G24])" office:value-type="float"/>
          <table:table-cell table:formula="of:=MEDIAN([.$C24];[.$H24])" office:value-type="float"/>
          <table:table-cell table:formula="of:=MEDIAN([.$D24];[.$I24])" office:value-type="float"/>
          <table:table-cell table:formula="of:=MEDIAN([.$E24];[.$J24])" office:value-type="float"/>
          <table:table-cell table:formula="of:=MEDIAN([.$F24];[.$K24])" office:value-type="float"/>
          <table:table-cell table:formula="of:=MAX([.$B24];[.$G24])" office:value-type="float"/>
          <table:table-cell table:formula="of:=MAX([.$C24];[.$H24])" office:value-type="float"/>
          <table:table-cell table:formula="of:=MAX([.$D24];[.$I24])" office:value-type="float"/>
          <table:table-cell table:formula="of:=MAX([.$E24];[.$J24])" office:value-type="float"/>
          <table:table-cell table:formula="of:=MAX([.$F24];[.$K24])" office:value-type="float"/>
        </table:table-row>
        <table:table-row table:style-name="ro1">
          <table:table-cell office:value-type="string">
            <text:p>./randomcore50_250_3.coom</text:p>
          </table:table-cell>
          <table:table-cell office:value-type="float" office:value="9.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25];[.$G25])" office:value-type="float"/>
          <table:table-cell table:formula="of:=MIN([.$C25];[.$H25])" office:value-type="float"/>
          <table:table-cell table:formula="of:=MIN([.$D25];[.$I25])" office:value-type="float"/>
          <table:table-cell table:formula="of:=MIN([.$E25];[.$J25])" office:value-type="float"/>
          <table:table-cell table:formula="of:=MIN([.$F25];[.$K25])" office:value-type="float"/>
          <table:table-cell table:formula="of:=MEDIAN([.$B25];[.$G25])" office:value-type="float"/>
          <table:table-cell table:formula="of:=MEDIAN([.$C25];[.$H25])" office:value-type="float"/>
          <table:table-cell table:formula="of:=MEDIAN([.$D25];[.$I25])" office:value-type="float"/>
          <table:table-cell table:formula="of:=MEDIAN([.$E25];[.$J25])" office:value-type="float"/>
          <table:table-cell table:formula="of:=MEDIAN([.$F25];[.$K25])" office:value-type="float"/>
          <table:table-cell table:formula="of:=MAX([.$B25];[.$G25])" office:value-type="float"/>
          <table:table-cell table:formula="of:=MAX([.$C25];[.$H25])" office:value-type="float"/>
          <table:table-cell table:formula="of:=MAX([.$D25];[.$I25])" office:value-type="float"/>
          <table:table-cell table:formula="of:=MAX([.$E25];[.$J25])" office:value-type="float"/>
          <table:table-cell table:formula="of:=MAX([.$F25];[.$K25])" office:value-type="float"/>
        </table:table-row>
        <table:table-row table:style-name="ro1">
          <table:table-cell office:value-type="string">
            <text:p>./randomcore50_250_4.coom</text:p>
          </table:table-cell>
          <table:table-cell office:value-type="float" office:value="9.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26];[.$G26])" office:value-type="float"/>
          <table:table-cell table:formula="of:=MIN([.$C26];[.$H26])" office:value-type="float"/>
          <table:table-cell table:formula="of:=MIN([.$D26];[.$I26])" office:value-type="float"/>
          <table:table-cell table:formula="of:=MIN([.$E26];[.$J26])" office:value-type="float"/>
          <table:table-cell table:formula="of:=MIN([.$F26];[.$K26])" office:value-type="float"/>
          <table:table-cell table:formula="of:=MEDIAN([.$B26];[.$G26])" office:value-type="float"/>
          <table:table-cell table:formula="of:=MEDIAN([.$C26];[.$H26])" office:value-type="float"/>
          <table:table-cell table:formula="of:=MEDIAN([.$D26];[.$I26])" office:value-type="float"/>
          <table:table-cell table:formula="of:=MEDIAN([.$E26];[.$J26])" office:value-type="float"/>
          <table:table-cell table:formula="of:=MEDIAN([.$F26];[.$K26])" office:value-type="float"/>
          <table:table-cell table:formula="of:=MAX([.$B26];[.$G26])" office:value-type="float"/>
          <table:table-cell table:formula="of:=MAX([.$C26];[.$H26])" office:value-type="float"/>
          <table:table-cell table:formula="of:=MAX([.$D26];[.$I26])" office:value-type="float"/>
          <table:table-cell table:formula="of:=MAX([.$E26];[.$J26])" office:value-type="float"/>
          <table:table-cell table:formula="of:=MAX([.$F26];[.$K26])" office:value-type="float"/>
        </table:table-row>
        <table:table-row table:style-name="ro1">
          <table:table-cell office:value-type="string">
            <text:p>./randomcore50_50_2.coom</text:p>
          </table:table-cell>
          <table:table-cell office:value-type="float" office:value="4.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.5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7];[.$G27])" office:value-type="float"/>
          <table:table-cell table:formula="of:=MIN([.$C27];[.$H27])" office:value-type="float"/>
          <table:table-cell table:formula="of:=MIN([.$D27];[.$I27])" office:value-type="float"/>
          <table:table-cell table:formula="of:=MIN([.$E27];[.$J27])" office:value-type="float"/>
          <table:table-cell table:formula="of:=MIN([.$F27];[.$K27])" office:value-type="float"/>
          <table:table-cell table:formula="of:=MEDIAN([.$B27];[.$G27])" office:value-type="float"/>
          <table:table-cell table:formula="of:=MEDIAN([.$C27];[.$H27])" office:value-type="float"/>
          <table:table-cell table:formula="of:=MEDIAN([.$D27];[.$I27])" office:value-type="float"/>
          <table:table-cell table:formula="of:=MEDIAN([.$E27];[.$J27])" office:value-type="float"/>
          <table:table-cell table:formula="of:=MEDIAN([.$F27];[.$K27])" office:value-type="float"/>
          <table:table-cell table:formula="of:=MAX([.$B27];[.$G27])" office:value-type="float"/>
          <table:table-cell table:formula="of:=MAX([.$C27];[.$H27])" office:value-type="float"/>
          <table:table-cell table:formula="of:=MAX([.$D27];[.$I27])" office:value-type="float"/>
          <table:table-cell table:formula="of:=MAX([.$E27];[.$J27])" office:value-type="float"/>
          <table:table-cell table:formula="of:=MAX([.$F27];[.$K27])" office:value-type="float"/>
        </table:table-row>
        <table:table-row table:style-name="ro1">
          <table:table-cell office:value-type="string">
            <text:p>./randomcore50_50_3.coom</text:p>
          </table:table-cell>
          <table:table-cell office:value-type="float" office:value="3.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1.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8];[.$G28])" office:value-type="float"/>
          <table:table-cell table:formula="of:=MIN([.$C28];[.$H28])" office:value-type="float"/>
          <table:table-cell table:formula="of:=MIN([.$D28];[.$I28])" office:value-type="float"/>
          <table:table-cell table:formula="of:=MIN([.$E28];[.$J28])" office:value-type="float"/>
          <table:table-cell table:formula="of:=MIN([.$F28];[.$K28])" office:value-type="float"/>
          <table:table-cell table:formula="of:=MEDIAN([.$B28];[.$G28])" office:value-type="float"/>
          <table:table-cell table:formula="of:=MEDIAN([.$C28];[.$H28])" office:value-type="float"/>
          <table:table-cell table:formula="of:=MEDIAN([.$D28];[.$I28])" office:value-type="float"/>
          <table:table-cell table:formula="of:=MEDIAN([.$E28];[.$J28])" office:value-type="float"/>
          <table:table-cell table:formula="of:=MEDIAN([.$F28];[.$K28])" office:value-type="float"/>
          <table:table-cell table:formula="of:=MAX([.$B28];[.$G28])" office:value-type="float"/>
          <table:table-cell table:formula="of:=MAX([.$C28];[.$H28])" office:value-type="float"/>
          <table:table-cell table:formula="of:=MAX([.$D28];[.$I28])" office:value-type="float"/>
          <table:table-cell table:formula="of:=MAX([.$E28];[.$J28])" office:value-type="float"/>
          <table:table-cell table:formula="of:=MAX([.$F28];[.$K28])" office:value-type="float"/>
        </table:table-row>
        <table:table-row table:style-name="ro1">
          <table:table-cell office:value-type="string">
            <text:p>./randomcore50_50_4.coom</text:p>
          </table:table-cell>
          <table:table-cell office:value-type="float" office:value="4.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0.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9];[.$G29])" office:value-type="float"/>
          <table:table-cell table:formula="of:=MIN([.$C29];[.$H29])" office:value-type="float"/>
          <table:table-cell table:formula="of:=MIN([.$D29];[.$I29])" office:value-type="float"/>
          <table:table-cell table:formula="of:=MIN([.$E29];[.$J29])" office:value-type="float"/>
          <table:table-cell table:formula="of:=MIN([.$F29];[.$K29])" office:value-type="float"/>
          <table:table-cell table:formula="of:=MEDIAN([.$B29];[.$G29])" office:value-type="float"/>
          <table:table-cell table:formula="of:=MEDIAN([.$C29];[.$H29])" office:value-type="float"/>
          <table:table-cell table:formula="of:=MEDIAN([.$D29];[.$I29])" office:value-type="float"/>
          <table:table-cell table:formula="of:=MEDIAN([.$E29];[.$J29])" office:value-type="float"/>
          <table:table-cell table:formula="of:=MEDIAN([.$F29];[.$K29])" office:value-type="float"/>
          <table:table-cell table:formula="of:=MAX([.$B29];[.$G29])" office:value-type="float"/>
          <table:table-cell table:formula="of:=MAX([.$C29];[.$H29])" office:value-type="float"/>
          <table:table-cell table:formula="of:=MAX([.$D29];[.$I29])" office:value-type="float"/>
          <table:table-cell table:formula="of:=MAX([.$E29];[.$J29])" office:value-type="float"/>
          <table:table-cell table:formula="of:=MAX([.$F29];[.$K29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9])" office:value-type="float"/>
          <table:table-cell table:formula="of:=SUM([.C3:.C29])" office:value-type="float"/>
          <table:table-cell table:formula="of:=SUM([.D3:.D29])" office:value-type="float"/>
          <table:table-cell table:formula="of:=SUM([.E3:.E29])" office:value-type="float"/>
          <table:table-cell table:formula="of:=SUM([.F3:.F29])" office:value-type="float"/>
          <table:table-cell table:formula="of:=SUM([.G3:.G29])" office:value-type="float"/>
          <table:table-cell table:formula="of:=SUM([.H3:.H29])" office:value-type="float"/>
          <table:table-cell table:formula="of:=SUM([.I3:.I29])" office:value-type="float"/>
          <table:table-cell table:formula="of:=SUM([.J3:.J29])" office:value-type="float"/>
          <table:table-cell table:formula="of:=SUM([.K3:.K29])" office:value-type="float"/>
          <table:table-cell table:formula="of:=SUM([.L3:.L29])" office:value-type="float"/>
          <table:table-cell table:formula="of:=SUM([.M3:.M29])" office:value-type="float"/>
          <table:table-cell table:formula="of:=SUM([.N3:.N29])" office:value-type="float"/>
          <table:table-cell table:formula="of:=SUM([.O3:.O29])" office:value-type="float"/>
          <table:table-cell table:formula="of:=SUM([.P3:.P29])" office:value-type="float"/>
          <table:table-cell table:formula="of:=SUM([.Q3:.Q29])" office:value-type="float"/>
          <table:table-cell table:formula="of:=SUM([.R3:.R29])" office:value-type="float"/>
          <table:table-cell table:formula="of:=SUM([.S3:.S29])" office:value-type="float"/>
          <table:table-cell table:formula="of:=SUM([.T3:.T29])" office:value-type="float"/>
          <table:table-cell table:formula="of:=SUM([.U3:.U29])" office:value-type="float"/>
          <table:table-cell table:formula="of:=SUM([.V3:.V29])" office:value-type="float"/>
          <table:table-cell table:formula="of:=SUM([.W3:.W29])" office:value-type="float"/>
          <table:table-cell table:formula="of:=SUM([.X3:.X29])" office:value-type="float"/>
          <table:table-cell table:formula="of:=SUM([.Y3:.Y29])" office:value-type="float"/>
          <table:table-cell table:formula="of:=SUM([.Z3:.Z29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9])" office:value-type="float"/>
          <table:table-cell table:formula="of:=AVERAGE([.C3:.C29])" office:value-type="float"/>
          <table:table-cell table:formula="of:=AVERAGE([.D3:.D29])" office:value-type="float"/>
          <table:table-cell table:formula="of:=AVERAGE([.E3:.E29])" office:value-type="float"/>
          <table:table-cell table:formula="of:=AVERAGE([.F3:.F29])" office:value-type="float"/>
          <table:table-cell table:formula="of:=AVERAGE([.G3:.G29])" office:value-type="float"/>
          <table:table-cell table:formula="of:=AVERAGE([.H3:.H29])" office:value-type="float"/>
          <table:table-cell table:formula="of:=AVERAGE([.I3:.I29])" office:value-type="float"/>
          <table:table-cell table:formula="of:=AVERAGE([.J3:.J29])" office:value-type="float"/>
          <table:table-cell table:formula="of:=AVERAGE([.K3:.K29])" office:value-type="float"/>
          <table:table-cell table:formula="of:=AVERAGE([.L3:.L29])" office:value-type="float"/>
          <table:table-cell table:formula="of:=AVERAGE([.M3:.M29])" office:value-type="float"/>
          <table:table-cell table:formula="of:=AVERAGE([.N3:.N29])" office:value-type="float"/>
          <table:table-cell table:formula="of:=AVERAGE([.O3:.O29])" office:value-type="float"/>
          <table:table-cell table:formula="of:=AVERAGE([.P3:.P29])" office:value-type="float"/>
          <table:table-cell table:formula="of:=AVERAGE([.Q3:.Q29])" office:value-type="float"/>
          <table:table-cell table:formula="of:=AVERAGE([.R3:.R29])" office:value-type="float"/>
          <table:table-cell table:formula="of:=AVERAGE([.S3:.S29])" office:value-type="float"/>
          <table:table-cell table:formula="of:=AVERAGE([.T3:.T29])" office:value-type="float"/>
          <table:table-cell table:formula="of:=AVERAGE([.U3:.U29])" office:value-type="float"/>
          <table:table-cell table:formula="of:=AVERAGE([.V3:.V29])" office:value-type="float"/>
          <table:table-cell table:formula="of:=AVERAGE([.W3:.W29])" office:value-type="float"/>
          <table:table-cell table:formula="of:=AVERAGE([.X3:.X29])" office:value-type="float"/>
          <table:table-cell table:formula="of:=AVERAGE([.Y3:.Y29])" office:value-type="float"/>
          <table:table-cell table:formula="of:=AVERAGE([.Z3:.Z29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9])" office:value-type="float"/>
          <table:table-cell table:formula="of:=STDEV([.C3:.C29])" office:value-type="float"/>
          <table:table-cell table:formula="of:=STDEV([.D3:.D29])" office:value-type="float"/>
          <table:table-cell table:formula="of:=STDEV([.E3:.E29])" office:value-type="float"/>
          <table:table-cell table:formula="of:=STDEV([.F3:.F29])" office:value-type="float"/>
          <table:table-cell table:formula="of:=STDEV([.G3:.G29])" office:value-type="float"/>
          <table:table-cell table:formula="of:=STDEV([.H3:.H29])" office:value-type="float"/>
          <table:table-cell table:formula="of:=STDEV([.I3:.I29])" office:value-type="float"/>
          <table:table-cell table:formula="of:=STDEV([.J3:.J29])" office:value-type="float"/>
          <table:table-cell table:formula="of:=STDEV([.K3:.K29])" office:value-type="float"/>
          <table:table-cell table:formula="of:=STDEV([.L3:.L29])" office:value-type="float"/>
          <table:table-cell table:formula="of:=STDEV([.M3:.M29])" office:value-type="float"/>
          <table:table-cell table:formula="of:=STDEV([.N3:.N29])" office:value-type="float"/>
          <table:table-cell table:formula="of:=STDEV([.O3:.O29])" office:value-type="float"/>
          <table:table-cell table:formula="of:=STDEV([.P3:.P29])" office:value-type="float"/>
          <table:table-cell table:formula="of:=STDEV([.Q3:.Q29])" office:value-type="float"/>
          <table:table-cell table:formula="of:=STDEV([.R3:.R29])" office:value-type="float"/>
          <table:table-cell table:formula="of:=STDEV([.S3:.S29])" office:value-type="float"/>
          <table:table-cell table:formula="of:=STDEV([.T3:.T29])" office:value-type="float"/>
          <table:table-cell table:formula="of:=STDEV([.U3:.U29])" office:value-type="float"/>
          <table:table-cell table:formula="of:=STDEV([.V3:.V29])" office:value-type="float"/>
          <table:table-cell table:formula="of:=STDEV([.W3:.W29])" office:value-type="float"/>
          <table:table-cell table:formula="of:=STDEV([.X3:.X29])" office:value-type="float"/>
          <table:table-cell table:formula="of:=STDEV([.Y3:.Y29])" office:value-type="float"/>
          <table:table-cell table:formula="of:=STDEV([.Z3:.Z29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9]-[.$L3:.$L29])^2)^0.5" office:value-type="float"/>
          <table:table-cell table:number-matrix-columns-spanned="1" table:number-matrix-rows-spanned="1" table:formula="of:=SUM(([.C3:.C29]-[.$M3:.$M29])^2)^0.5" office:value-type="float"/>
          <table:table-cell table:number-matrix-columns-spanned="1" table:number-matrix-rows-spanned="1" table:formula="of:=SUM(([.D3:.D29]-[.$N3:.$N29])^2)^0.5" office:value-type="float"/>
          <table:table-cell table:number-matrix-columns-spanned="1" table:number-matrix-rows-spanned="1" table:formula="of:=SUM(([.E3:.E29]-[.$O3:.$O29])^2)^0.5" office:value-type="float"/>
          <table:table-cell table:number-matrix-columns-spanned="1" table:number-matrix-rows-spanned="1" table:formula="of:=SUM(([.F3:.F29]-[.$P3:.$P29])^2)^0.5" office:value-type="float"/>
          <table:table-cell table:number-matrix-columns-spanned="1" table:number-matrix-rows-spanned="1" table:formula="of:=SUM(([.G3:.G29]-[.$L3:.$L29])^2)^0.5" office:value-type="float"/>
          <table:table-cell table:number-matrix-columns-spanned="1" table:number-matrix-rows-spanned="1" table:formula="of:=SUM(([.H3:.H29]-[.$M3:.$M29])^2)^0.5" office:value-type="float"/>
          <table:table-cell table:number-matrix-columns-spanned="1" table:number-matrix-rows-spanned="1" table:formula="of:=SUM(([.I3:.I29]-[.$N3:.$N29])^2)^0.5" office:value-type="float"/>
          <table:table-cell table:number-matrix-columns-spanned="1" table:number-matrix-rows-spanned="1" table:formula="of:=SUM(([.J3:.J29]-[.$O3:.$O29])^2)^0.5" office:value-type="float"/>
          <table:table-cell table:number-matrix-columns-spanned="1" table:number-matrix-rows-spanned="1" table:formula="of:=SUM(([.K3:.K29]-[.$P3:.$P29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9]=[.$L3:.$L29])" office:value-type="float"/>
          <table:table-cell table:number-matrix-columns-spanned="1" table:number-matrix-rows-spanned="1" table:formula="of:=SUM([.C3:.C29]=[.$M3:.$M29])" office:value-type="float"/>
          <table:table-cell table:number-matrix-columns-spanned="1" table:number-matrix-rows-spanned="1" table:formula="of:=SUM([.D3:.D29]=[.$N3:.$N29])" office:value-type="float"/>
          <table:table-cell table:number-matrix-columns-spanned="1" table:number-matrix-rows-spanned="1" table:formula="of:=SUM([.E3:.E29]=[.$O3:.$O29])" office:value-type="float"/>
          <table:table-cell table:number-matrix-columns-spanned="1" table:number-matrix-rows-spanned="1" table:formula="of:=SUM([.F3:.F29]=[.$P3:.$P29])" office:value-type="float"/>
          <table:table-cell table:number-matrix-columns-spanned="1" table:number-matrix-rows-spanned="1" table:formula="of:=SUM([.G3:.G29]=[.$L3:.$L29])" office:value-type="float"/>
          <table:table-cell table:number-matrix-columns-spanned="1" table:number-matrix-rows-spanned="1" table:formula="of:=SUM([.H3:.H29]=[.$M3:.$M29])" office:value-type="float"/>
          <table:table-cell table:number-matrix-columns-spanned="1" table:number-matrix-rows-spanned="1" table:formula="of:=SUM([.I3:.I29]=[.$N3:.$N29])" office:value-type="float"/>
          <table:table-cell table:number-matrix-columns-spanned="1" table:number-matrix-rows-spanned="1" table:formula="of:=SUM([.J3:.J29]=[.$O3:.$O29])" office:value-type="float"/>
          <table:table-cell table:number-matrix-columns-spanned="1" table:number-matrix-rows-spanned="1" table:formula="of:=SUM([.K3:.K29]=[.$P3:.$P29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9]&lt;[.$Q3:.$Q29])" office:value-type="float"/>
          <table:table-cell table:number-matrix-columns-spanned="1" table:number-matrix-rows-spanned="1" table:formula="of:=SUM([.C3:.C29]&lt;[.$R3:.$R29])" office:value-type="float"/>
          <table:table-cell table:number-matrix-columns-spanned="1" table:number-matrix-rows-spanned="1" table:formula="of:=SUM([.D3:.D29]&lt;[.$S3:.$S29])" office:value-type="float"/>
          <table:table-cell table:number-matrix-columns-spanned="1" table:number-matrix-rows-spanned="1" table:formula="of:=SUM([.E3:.E29]&lt;[.$T3:.$T29])" office:value-type="float"/>
          <table:table-cell table:number-matrix-columns-spanned="1" table:number-matrix-rows-spanned="1" table:formula="of:=SUM([.F3:.F29]&lt;[.$U3:.$U29])" office:value-type="float"/>
          <table:table-cell table:number-matrix-columns-spanned="1" table:number-matrix-rows-spanned="1" table:formula="of:=SUM([.G3:.G29]&lt;[.$Q3:.$Q29])" office:value-type="float"/>
          <table:table-cell table:number-matrix-columns-spanned="1" table:number-matrix-rows-spanned="1" table:formula="of:=SUM([.H3:.H29]&lt;[.$R3:.$R29])" office:value-type="float"/>
          <table:table-cell table:number-matrix-columns-spanned="1" table:number-matrix-rows-spanned="1" table:formula="of:=SUM([.I3:.I29]&lt;[.$S3:.$S29])" office:value-type="float"/>
          <table:table-cell table:number-matrix-columns-spanned="1" table:number-matrix-rows-spanned="1" table:formula="of:=SUM([.J3:.J29]&lt;[.$T3:.$T29])" office:value-type="float"/>
          <table:table-cell table:number-matrix-columns-spanned="1" table:number-matrix-rows-spanned="1" table:formula="of:=SUM([.K3:.K29]&lt;[.$U3:.$U29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9]&gt;[.$Q3:.$Q29])" office:value-type="float"/>
          <table:table-cell table:number-matrix-columns-spanned="1" table:number-matrix-rows-spanned="1" table:formula="of:=SUM([.C3:.C29]&gt;[.$R3:.$R29])" office:value-type="float"/>
          <table:table-cell table:number-matrix-columns-spanned="1" table:number-matrix-rows-spanned="1" table:formula="of:=SUM([.D3:.D29]&gt;[.$S3:.$S29])" office:value-type="float"/>
          <table:table-cell table:number-matrix-columns-spanned="1" table:number-matrix-rows-spanned="1" table:formula="of:=SUM([.E3:.E29]&gt;[.$T3:.$T29])" office:value-type="float"/>
          <table:table-cell table:number-matrix-columns-spanned="1" table:number-matrix-rows-spanned="1" table:formula="of:=SUM([.F3:.F29]&gt;[.$U3:.$U29])" office:value-type="float"/>
          <table:table-cell table:number-matrix-columns-spanned="1" table:number-matrix-rows-spanned="1" table:formula="of:=SUM([.G3:.G29]&gt;[.$Q3:.$Q29])" office:value-type="float"/>
          <table:table-cell table:number-matrix-columns-spanned="1" table:number-matrix-rows-spanned="1" table:formula="of:=SUM([.H3:.H29]&gt;[.$R3:.$R29])" office:value-type="float"/>
          <table:table-cell table:number-matrix-columns-spanned="1" table:number-matrix-rows-spanned="1" table:formula="of:=SUM([.I3:.I29]&gt;[.$S3:.$S29])" office:value-type="float"/>
          <table:table-cell table:number-matrix-columns-spanned="1" table:number-matrix-rows-spanned="1" table:formula="of:=SUM([.J3:.J29]&gt;[.$T3:.$T29])" office:value-type="float"/>
          <table:table-cell table:number-matrix-columns-spanned="1" table:number-matrix-rows-spanned="1" table:formula="of:=SUM([.K3:.K29]&gt;[.$U3:.$U29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9]=[.$V3:.$V29])" office:value-type="float"/>
          <table:table-cell table:number-matrix-columns-spanned="1" table:number-matrix-rows-spanned="1" table:formula="of:=SUM([.C3:.C29]=[.$W3:.$W29])" office:value-type="float"/>
          <table:table-cell table:number-matrix-columns-spanned="1" table:number-matrix-rows-spanned="1" table:formula="of:=SUM([.D3:.D29]=[.$X3:.$X29])" office:value-type="float"/>
          <table:table-cell table:number-matrix-columns-spanned="1" table:number-matrix-rows-spanned="1" table:formula="of:=SUM([.E3:.E29]=[.$Y3:.$Y29])" office:value-type="float"/>
          <table:table-cell table:number-matrix-columns-spanned="1" table:number-matrix-rows-spanned="1" table:formula="of:=SUM([.F3:.F29]=[.$Z3:.$Z29])" office:value-type="float"/>
          <table:table-cell table:number-matrix-columns-spanned="1" table:number-matrix-rows-spanned="1" table:formula="of:=SUM([.G3:.G29]=[.$V3:.$V29])" office:value-type="float"/>
          <table:table-cell table:number-matrix-columns-spanned="1" table:number-matrix-rows-spanned="1" table:formula="of:=SUM([.H3:.H29]=[.$W3:.$W29])" office:value-type="float"/>
          <table:table-cell table:number-matrix-columns-spanned="1" table:number-matrix-rows-spanned="1" table:formula="of:=SUM([.I3:.I29]=[.$X3:.$X29])" office:value-type="float"/>
          <table:table-cell table:number-matrix-columns-spanned="1" table:number-matrix-rows-spanned="1" table:formula="of:=SUM([.J3:.J29]=[.$Y3:.$Y29])" office:value-type="float"/>
          <table:table-cell table:number-matrix-columns-spanned="1" table:number-matrix-rows-spanned="1" table:formula="of:=SUM([.K3:.K29]=[.$Z3:.$Z29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29])" office:value-type="float"/>
          <table:table-cell table:formula="of:=AVERAGE([Instances.C3:Instances.C29])" office:value-type="float"/>
          <table:table-cell table:formula="of:=SUM([Instances.D3:Instances.D29])" office:value-type="float"/>
          <table:table-cell table:formula="of:=AVERAGE([Instances.E3:Instances.E29])" office:value-type="float"/>
          <table:table-cell table:formula="of:=AVERAGE([Instances.F3:Instances.F29])" office:value-type="float"/>
          <table:table-cell table:formula="of:=AVERAGE([Instances.G3:Instances.G29])" office:value-type="float"/>
          <table:table-cell table:formula="of:=AVERAGE([Instances.H3:Instances.H29])" office:value-type="float"/>
          <table:table-cell table:formula="of:=SUM([Instances.I3:Instances.I29])" office:value-type="float"/>
          <table:table-cell table:formula="of:=AVERAGE([Instances.J3:Instances.J29])" office:value-type="float"/>
          <table:table-cell table:formula="of:=AVERAGE([Instances.K3:Instances.K29])" office:value-type="float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L3:.$L3])^2)^0.5" office:value-type="float"/>
          <table:table-cell table:number-matrix-columns-spanned="1" table:number-matrix-rows-spanned="1" table:formula="of:=SUM(([.H3:.H3]-[.$M3:.$M3])^2)^0.5" office:value-type="float"/>
          <table:table-cell table:number-matrix-columns-spanned="1" table:number-matrix-rows-spanned="1" table:formula="of:=SUM(([.I3:.I3]-[.$N3:.$N3])^2)^0.5" office:value-type="float"/>
          <table:table-cell table:number-matrix-columns-spanned="1" table:number-matrix-rows-spanned="1" table:formula="of:=SUM(([.J3:.J3]-[.$O3:.$O3])^2)^0.5" office:value-type="float"/>
          <table:table-cell table:number-matrix-columns-spanned="1" table:number-matrix-rows-spanned="1" table:formula="of:=SUM(([.K3:.K3]-[.$P3:.$P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L3:.$L3])" office:value-type="float"/>
          <table:table-cell table:number-matrix-columns-spanned="1" table:number-matrix-rows-spanned="1" table:formula="of:=SUM([.H3:.H3]=[.$M3:.$M3])" office:value-type="float"/>
          <table:table-cell table:number-matrix-columns-spanned="1" table:number-matrix-rows-spanned="1" table:formula="of:=SUM([.I3:.I3]=[.$N3:.$N3])" office:value-type="float"/>
          <table:table-cell table:number-matrix-columns-spanned="1" table:number-matrix-rows-spanned="1" table:formula="of:=SUM([.J3:.J3]=[.$O3:.$O3])" office:value-type="float"/>
          <table:table-cell table:number-matrix-columns-spanned="1" table:number-matrix-rows-spanned="1" table:formula="of:=SUM([.K3:.K3]=[.$P3:.$P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Q3:.$Q3])" office:value-type="float"/>
          <table:table-cell table:number-matrix-columns-spanned="1" table:number-matrix-rows-spanned="1" table:formula="of:=SUM([.C3:.C3]&lt;[.$R3:.$R3])" office:value-type="float"/>
          <table:table-cell table:number-matrix-columns-spanned="1" table:number-matrix-rows-spanned="1" table:formula="of:=SUM([.D3:.D3]&lt;[.$S3:.$S3])" office:value-type="float"/>
          <table:table-cell table:number-matrix-columns-spanned="1" table:number-matrix-rows-spanned="1" table:formula="of:=SUM([.E3:.E3]&lt;[.$T3:.$T3])" office:value-type="float"/>
          <table:table-cell table:number-matrix-columns-spanned="1" table:number-matrix-rows-spanned="1" table:formula="of:=SUM([.F3:.F3]&lt;[.$U3:.$U3])" office:value-type="float"/>
          <table:table-cell table:number-matrix-columns-spanned="1" table:number-matrix-rows-spanned="1" table:formula="of:=SUM([.G3:.G3]&lt;[.$Q3:.$Q3])" office:value-type="float"/>
          <table:table-cell table:number-matrix-columns-spanned="1" table:number-matrix-rows-spanned="1" table:formula="of:=SUM([.H3:.H3]&lt;[.$R3:.$R3])" office:value-type="float"/>
          <table:table-cell table:number-matrix-columns-spanned="1" table:number-matrix-rows-spanned="1" table:formula="of:=SUM([.I3:.I3]&lt;[.$S3:.$S3])" office:value-type="float"/>
          <table:table-cell table:number-matrix-columns-spanned="1" table:number-matrix-rows-spanned="1" table:formula="of:=SUM([.J3:.J3]&lt;[.$T3:.$T3])" office:value-type="float"/>
          <table:table-cell table:number-matrix-columns-spanned="1" table:number-matrix-rows-spanned="1" table:formula="of:=SUM([.K3:.K3]&lt;[.$U3:.$U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Q3:.$Q3])" office:value-type="float"/>
          <table:table-cell table:number-matrix-columns-spanned="1" table:number-matrix-rows-spanned="1" table:formula="of:=SUM([.C3:.C3]&gt;[.$R3:.$R3])" office:value-type="float"/>
          <table:table-cell table:number-matrix-columns-spanned="1" table:number-matrix-rows-spanned="1" table:formula="of:=SUM([.D3:.D3]&gt;[.$S3:.$S3])" office:value-type="float"/>
          <table:table-cell table:number-matrix-columns-spanned="1" table:number-matrix-rows-spanned="1" table:formula="of:=SUM([.E3:.E3]&gt;[.$T3:.$T3])" office:value-type="float"/>
          <table:table-cell table:number-matrix-columns-spanned="1" table:number-matrix-rows-spanned="1" table:formula="of:=SUM([.F3:.F3]&gt;[.$U3:.$U3])" office:value-type="float"/>
          <table:table-cell table:number-matrix-columns-spanned="1" table:number-matrix-rows-spanned="1" table:formula="of:=SUM([.G3:.G3]&gt;[.$Q3:.$Q3])" office:value-type="float"/>
          <table:table-cell table:number-matrix-columns-spanned="1" table:number-matrix-rows-spanned="1" table:formula="of:=SUM([.H3:.H3]&gt;[.$R3:.$R3])" office:value-type="float"/>
          <table:table-cell table:number-matrix-columns-spanned="1" table:number-matrix-rows-spanned="1" table:formula="of:=SUM([.I3:.I3]&gt;[.$S3:.$S3])" office:value-type="float"/>
          <table:table-cell table:number-matrix-columns-spanned="1" table:number-matrix-rows-spanned="1" table:formula="of:=SUM([.J3:.J3]&gt;[.$T3:.$T3])" office:value-type="float"/>
          <table:table-cell table:number-matrix-columns-spanned="1" table:number-matrix-rows-spanned="1" table:formula="of:=SUM([.K3:.K3]&gt;[.$U3:.$U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V3:.$V3])" office:value-type="float"/>
          <table:table-cell table:number-matrix-columns-spanned="1" table:number-matrix-rows-spanned="1" table:formula="of:=SUM([.H3:.H3]=[.$W3:.$W3])" office:value-type="float"/>
          <table:table-cell table:number-matrix-columns-spanned="1" table:number-matrix-rows-spanned="1" table:formula="of:=SUM([.I3:.I3]=[.$X3:.$X3])" office:value-type="float"/>
          <table:table-cell table:number-matrix-columns-spanned="1" table:number-matrix-rows-spanned="1" table:formula="of:=SUM([.J3:.J3]=[.$Y3:.$Y3])" office:value-type="float"/>
          <table:table-cell table:number-matrix-columns-spanned="1" table:number-matrix-rows-spanned="1" table:formula="of:=SUM([.K3:.K3]=[.$Z3:.$Z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